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61f57" officeooo:paragraph-rsid="00161f5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Integrated Computer Supported Acquisition, Handling, and Characterization System for Pigmented Skin Lesions in Dermatological Images</text:p>
      <text:p text:style-name="P2"/>
      <text:p text:style-name="P3">the analysis of skin lesions need the characterization of image of lesion, this characterization have an important problem in the implementation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5:50:38.838224137</meta:creation-date>
    <dc:date>2019-09-20T05:58:24.051709425</dc:date>
    <meta:editing-duration>PT7M45S</meta:editing-duration>
    <meta:editing-cycles>1</meta:editing-cycles>
    <meta:document-statistic meta:table-count="0" meta:image-count="0" meta:object-count="0" meta:page-count="1" meta:paragraph-count="2" meta:word-count="37" meta:character-count="281" meta:non-whitespace-character-count="244"/>
    <meta:generator>LibreOffice/6.0.7.3$Linux_X86_64 LibreOffice_project/00m0$Build-3</meta:generator>
  </office:meta>
</office:document-meta>
</file>